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lCell.getColumn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getRow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setRowSpan( int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getReal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setColumnSpan( int column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Cell.RealCell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